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1.3402in"/>
    </style:style>
    <style:style style:name="co3" style:family="table-column">
      <style:table-column-properties fo:break-before="auto" style:column-width="0.889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2.5256in" fo:break-before="auto" style:use-optimal-row-height="fals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align-source="fix" style:repeat-content="false" fo:wrap-option="wrap" fo:border="0.06pt solid #000000" style:vertical-align="middle"/>
      <style:paragraph-properties fo:text-align="start" fo:margin-left="0in"/>
      <style:text-properties style:font-name="Arial" fo:font-size="9pt" fo:font-weight="normal" style:font-size-asian="9pt" style:font-weight-asian="normal" style:font-size-complex="9pt" style:font-weight-complex="normal"/>
    </style:style>
    <style:style style:name="ce6"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 style:family="table-cell" style:parent-style-name="Default">
      <style:table-cell-properties style:cell-protect="protected" style:print-content="true" fo:wrap-option="wrap"/>
      <style:text-properties style:font-name="Arial" fo:font-size="10pt" style:font-size-asian="10pt" style:font-size-complex="10pt"/>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start"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1" style:family="table-cell" style:parent-style-name="Default">
      <style:text-properties style:font-name="Arial"/>
    </style:style>
    <style:style style:name="ce22" style:family="table-cell" style:parent-style-name="Default">
      <style:table-cell-properties style:text-align-source="fix" style:repeat-content="false"/>
      <style:paragraph-properties fo:text-align="start" fo:margin-left="0in"/>
      <style:text-properties style:font-name="Arial"/>
    </style:style>
    <style:style style:name="ce23" style:family="table-cell" style:parent-style-name="Default">
      <style:table-cell-properties style:vertical-align="middle"/>
      <style:text-properties style:font-name="Arial" fo:font-size="9pt" style:font-size-asian="9pt" style:font-size-complex="9pt"/>
    </style:style>
    <style:style style:name="ce24" style:family="table-cell" style:parent-style-name="Default">
      <style:table-cell-properties fo:wrap-option="wrap" style:vertical-align="middle"/>
      <style:text-properties style:font-name="Arial"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4">
          <table:error-message table:message-type="stop" table:display="true"/>
        </table:content-validation>
        <table:content-validation table:name="val2" table:base-cell-address="Sheet1.B48">
          <table:error-message table:message-type="stop" table:display="true"/>
        </table:content-validation>
      </table:content-validations>
      <table:table table:name="Sheet1" table:style-name="ta1" table:protected="true">
        <table:table-protection table:select-protected-cells="true" table: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default-cell-style-name="ce19"/>
        <table:table-column table:style-name="co3" table:visibility="collapse" table:number-columns-repeated="1021" table:default-cell-style-name="ce21"/>
        <table:table-column table:style-name="co3" table:visibility="collapse" table:default-cell-style-name="Default"/>
        <table:table-header-rows>
          <table:table-row table:style-name="ro1">
            <table:table-cell table:style-name="ce1" office:value-type="string" calcext:value-type="string">
              <text:p>Task category / Task</text:p>
            </table:table-cell>
            <table:table-cell table:style-name="ce13" office:value-type="string" calcext:value-type="string">
              <text:p>Estimated time</text:p>
            </table:table-cell>
            <table:table-cell table:number-columns-repeated="1022"/>
          </table:table-row>
          <table:table-row table:style-name="ro2">
            <table:table-cell table:style-name="ce2"/>
            <table:table-cell table:style-name="ce14" office:value-type="string" calcext:value-type="string">
              <text:p>in 1-man-weeks</text:p>
            </table:table-cell>
            <table:table-cell table:number-columns-repeated="1022"/>
          </table:table-row>
        </table:table-header-rows>
        <table:table-row table:style-name="ro2">
          <table:table-cell table:style-name="ce3" table:number-columns-spanned="2" table:number-rows-spanned="1"/>
          <table:covered-table-cell table:style-name="ce15"/>
          <table:table-cell table:number-columns-repeated="1022"/>
        </table:table-row>
        <table:table-row table:style-name="ro1">
          <table:table-cell table:style-name="ce4" office:value-type="string" calcext:value-type="string" table:number-columns-spanned="2" table:number-rows-spanned="1">
            <text:p>Instructions</text:p>
          </table:table-cell>
          <table:covered-table-cell table:style-name="ce15"/>
          <table:table-cell table:number-columns-repeated="1022"/>
        </table:table-row>
        <table:table-row table:style-name="ro3">
          <table:table-cell table:style-name="ce5" office:value-type="string" calcext:value-type="string" table:number-columns-spanned="2" table:number-rows-spanned="1">
            <text:p>The goal of this stage is to estimate how much time the development of individual tasks would cost us.</text:p>
            <text:p>We will measure in how many weeks a single developer would have to spend.</text:p>
            <text:p/>
            <text:p>The goal is <text:span text:style-name="T1">NOT</text:span> to vote how much time you think we should <text:span text:style-name="T2">limit</text:span> spending on a task to!</text:p>
            <text:p>This stage is only about <text:span text:style-name="T2">total</text:span> developer time cost estimation as if we had infinite money.</text:p>
            <text:p/>
            <text:p>The cells for the week estimate should provide you with a dropdown, please only use the values there.</text:p>
            <text:p>For tasks which you estimate to be below or above the min/max choices in the dropdown, just choose the min/max ones.</text:p>
            <text:p>You do not need to provide an estimate for tasks whose codebase you don't feel familiar enough with.</text:p>
            <text:p/>
            <text:p>Non-developers were allowed to add tasks to the list so some tasks may be vague, unclear, or under-specified ("I want a pony!"). To be fair we cannot just remove them - but you may consider increasing your cost estimate accordingly to account for this uncertainty.</text:p>
            <text:p/>
            <text:p>For tasks which depend on other tasks, do not add the cost of the dependency if the dependency has a separate entry in the spreadsheet as well. Estimate the cost of the dependency separately then.</text:p>
          </table:table-cell>
          <table:covered-table-cell table:style-name="ce16"/>
          <table:table-cell table:style-name="ce22" table:number-columns-repeated="1021"/>
          <table:table-cell/>
        </table:table-row>
        <table:table-row table:style-name="ro2">
          <table:table-cell table:style-name="ce3" table:number-columns-spanned="2" table:number-rows-spanned="1"/>
          <table:covered-table-cell table:style-name="ce15"/>
          <table:table-cell table:number-columns-repeated="1022"/>
        </table:table-row>
        <table:table-row table:style-name="ro2">
          <table:table-cell table:style-name="ce6" office:value-type="string" calcext:value-type="string" table:number-columns-spanned="2" table:number-rows-spanned="1">
            <text:p>Speed - Improve performance of Freenet or Freenet applications</text:p>
          </table:table-cell>
          <table:covered-table-cell table:style-name="ce17"/>
          <table:table-cell table:number-columns-repeated="1022"/>
        </table:table-row>
        <table:table-row table:style-name="ro4">
          <table:table-cell table:style-name="ce7"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table:table-cell table:style-name="ce23" table:number-columns-repeated="1021"/>
          <table:table-cell/>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23" table:number-columns-repeated="1021"/>
          <table:table-cell/>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23" table:number-columns-repeated="1021"/>
          <table:table-cell/>
        </table:table-row>
        <table:table-row table:style-name="ro6">
          <table:table-cell table:style-name="ce8" table:number-columns-spanned="2" table:number-rows-spanned="1"/>
          <table:covered-table-cell/>
          <table:table-cell table:number-columns-repeated="1022"/>
        </table:table-row>
        <table:table-row table:style-name="ro1">
          <table:table-cell table:style-name="ce4"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23" table:number-columns-repeated="1021"/>
          <table:table-cell/>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style-name="ce18" table:content-validation-name="val1"/>
          <table:table-cell table:style-name="ce23" table:number-columns-repeated="1021"/>
          <table:table-cell/>
        </table:table-row>
        <table:table-row table:style-name="ro7">
          <table:table-cell table:style-name="ce7" office:value-type="string" calcext:value-type="string">
            <text:p>Maybe FLIRCP can add darknet N2NTMs as a backend?</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table:table-cell table:style-name="ce23" table:number-columns-repeated="1021"/>
          <table:table-cell/>
        </table:table-row>
        <table:table-row table:style-name="ro7">
          <table:table-cell table:style-name="ce7" office:value-type="string" calcext:value-type="string">
            <text:p>Add ability to comment on Freesites (fulfilled by babcom (is opt-in) / Freetalk / Sone?)</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table:table-cell table:style-name="ce23" table:number-columns-repeated="1021"/>
          <table:table-cell/>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18" table:content-validation-name="val1"/>
          <table:table-cell table:style-name="ce23" table:number-columns-repeated="1021"/>
          <table:table-cell/>
        </table:table-row>
        <table:table-row table:style-name="ro7">
          <table:table-cell table:style-name="ce7" office:value-type="string" calcext:value-type="string">
            <text:p>Improve FProxy CSS3 support to allow better Freesite UI</text:p>
          </table:table-cell>
          <table:table-cell table:style-name="ce18" table:content-validation-name="val1"/>
          <table:table-cell table:style-name="ce23" table:number-columns-repeated="1021"/>
          <table:table-cell/>
        </table:table-row>
        <table:table-row table:style-name="ro7">
          <table:table-cell table:style-name="ce7" office:value-type="string" calcext:value-type="string">
            <text:p>Document the content filter</text:p>
          </table:table-cell>
          <table:table-cell table:style-name="ce18" table:content-validation-name="val1"/>
          <table:table-cell table:style-name="ce23" table:number-columns-repeated="1021"/>
          <table:table-cell/>
        </table:table-row>
        <table:table-row table:style-name="ro7">
          <table:table-cell table:style-name="ce7" office:value-type="string" calcext:value-type="string">
            <text:p>Improve Shoeshop/blob handling [how?]</text:p>
          </table:table-cell>
          <table:table-cell table:style-name="ce18" table:content-validation-name="val1"/>
          <table:table-cell table:style-name="ce23" table:number-columns-repeated="1021"/>
          <table:table-cell/>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style-name="ce18" table:content-validation-name="val1"/>
          <table:table-cell table:style-name="ce23" table:number-columns-repeated="1021"/>
          <table:table-cell/>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table:table-cell table:style-name="ce23" table:number-columns-repeated="1021"/>
          <table:table-cell/>
        </table:table-row>
        <table:table-row table:style-name="ro7">
          <table:table-cell table:style-name="ce7" office:value-type="string" calcext:value-type="string">
            <text:p>Warn users not to use Chrome, but instead an open source/free software browser</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8" table:content-validation-name="val1"/>
          <table:table-cell table:style-name="ce23" table:number-columns-repeated="1021"/>
          <table:table-cell/>
        </table:table-row>
        <table:table-row table:style-name="ro6">
          <table:table-cell table:style-name="ce8" table:number-columns-spanned="2" table:number-rows-spanned="1"/>
          <table:covered-table-cell/>
          <table:table-cell table:number-columns-repeated="1022"/>
        </table:table-row>
        <table:table-row table:style-name="ro1">
          <table:table-cell table:style-name="ce4"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table:table-cell table:style-name="ce24" table:number-columns-repeated="1021"/>
          <table:table-cell/>
        </table:table-row>
        <table:table-row table:style-name="ro4">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style-name="ce18" table:content-validation-name="val1"/>
          <table:table-cell table:style-name="ce24" table:number-columns-repeated="1021"/>
          <table:table-cell/>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24" table:number-columns-repeated="1021"/>
          <table:table-cell/>
        </table:table-row>
        <table:table-row table:style-name="ro6">
          <table:table-cell table:style-name="ce8" table:number-columns-spanned="2" table:number-rows-spanned="1"/>
          <table:covered-table-cell/>
          <table:table-cell table:number-columns-repeated="1022"/>
        </table:table-row>
        <table:table-row table:style-name="ro1">
          <table:table-cell table:style-name="ce4"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23" table:number-columns-repeated="1021"/>
          <table:table-cell/>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table:table-cell table:style-name="ce23" table:number-columns-repeated="1021"/>
          <table:table-cell/>
        </table:table-row>
        <table:table-row table:style-name="ro4">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20" table:content-validation-name="val2" office:value-type="string" calcext:value-type="string">
            <text:p>(constant cost per week, no estimate needed)</text:p>
          </table:table-cell>
          <table:table-cell table:style-name="ce23" table:number-columns-repeated="1021"/>
          <table:table-cell/>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20" table:content-validation-name="val2" office:value-type="string" calcext:value-type="string">
            <text:p>(constant cost per week, no estimate needed)</text:p>
          </table:table-cell>
          <table:table-cell table:style-name="ce23" table:number-columns-repeated="1021"/>
          <table:table-cell/>
        </table:table-row>
        <table:table-row table:style-name="ro4">
          <table:table-cell table:style-name="ce7"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23" table:number-columns-repeated="1021"/>
          <table:table-cell/>
        </table:table-row>
        <table:table-row table:style-name="ro6">
          <table:table-cell table:style-name="ce8" table:number-columns-spanned="2" table:number-rows-spanned="1"/>
          <table:covered-table-cell/>
          <table:table-cell table:number-columns-repeated="1022"/>
        </table:table-row>
        <table:table-row table:style-name="ro1">
          <table:table-cell table:style-name="ce4"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Language: Add Transifex issues to main bugtracker</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Language: Establish overview of, and do away with needlessly difficult words</text:p>
          </table:table-cell>
          <table:table-cell table:style-name="ce18" table:content-validation-name="val1"/>
          <table:table-cell table:style-name="ce23" table:number-columns-repeated="1021"/>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Website redesign</text:p>
          </table:table-cell>
          <table:table-cell table:style-name="ce18" table:content-validation-name="val1"/>
          <table:table-cell table:style-name="ce23" table:number-columns-repeated="1021"/>
          <table:table-cell/>
        </table:table-row>
        <table:table-row table:style-name="ro7">
          <table:table-cell table:style-name="ce10" office:value-type="string" calcext:value-type="string">
            <text:p>Website redesign: Migration to static Github Pages</text:p>
          </table:table-cell>
          <table:table-cell table:style-name="ce18" table:content-validation-name="val1"/>
          <table:table-cell table:style-name="ce23" table:number-columns-repeated="1021"/>
          <table:table-cell/>
        </table:table-row>
        <table:table-row table:style-name="ro7">
          <table:table-cell table:style-name="ce10" office:value-type="string" calcext:value-type="string">
            <text:p>Website redesign: New CSS redesign</text:p>
          </table:table-cell>
          <table:table-cell table:style-name="ce18" table:content-validation-name="val1"/>
          <table:table-cell table:style-name="ce23" table:number-columns-repeated="1021"/>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8" table:content-validation-name="val1"/>
          <table:table-cell table:style-name="ce23" table:number-columns-repeated="1021"/>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table:table-cell table:style-name="ce23" table:number-columns-repeated="1021"/>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8" table:content-validation-name="val1"/>
          <table:table-cell table:style-name="ce23" table:number-columns-repeated="1021"/>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23" table:number-columns-repeated="1021"/>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23" table:number-columns-repeated="1021"/>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8" table:content-validation-name="val1"/>
          <table:table-cell table:style-name="ce23" table:number-columns-repeated="1021"/>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table:table-cell table:style-name="ce23" table:number-columns-repeated="1021"/>
          <table:table-cell/>
        </table:table-row>
        <table:table-row table:style-name="ro6">
          <table:table-cell table:style-name="ce11" table:number-columns-spanned="2" table:number-rows-spanned="1"/>
          <table:covered-table-cell/>
          <table:table-cell table:number-columns-repeated="1022"/>
        </table:table-row>
        <table:table-row table:style-name="ro1">
          <table:table-cell table:style-name="ce4"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table:table-cell table:style-name="ce23" table:number-columns-repeated="1021"/>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table:table-cell table:style-name="ce23" table:number-columns-repeated="1021"/>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Blogging (FlogHelper, not enabled by default due to WoT performance issues)</text:p>
          </table:table-cell>
          <table:table-cell table:style-name="ce18" table:content-validation-name="val1"/>
          <table:table-cell table:style-name="ce23" table:number-columns-repeated="1021"/>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Mail (Freemail, not enabled by default due to WoT performance issue)</text:p>
          </table:table-cell>
          <table:table-cell table:style-name="ce18" table:content-validation-name="val1"/>
          <table:table-cell table:style-name="ce23" table:number-columns-repeated="1021"/>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table:table-cell table:style-name="ce23" table:number-columns-repeated="1021"/>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8" table:content-validation-name="val1"/>
          <table:table-cell table:style-name="ce23" table:number-columns-repeated="1021"/>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Add FCP calls to Freemail to setup a user and to change user passwords</text:p>
          </table:table-cell>
          <table:table-cell table:style-name="ce18" table:content-validation-name="val1"/>
          <table:table-cell table:style-name="ce23" table:number-columns-repeated="1021"/>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New keytype: PSK (programmable subkeys - shared ownership)</text:p>
          </table:table-cell>
          <table:table-cell table:style-name="ce18" table:content-validation-name="val1"/>
          <table:table-cell table:style-name="ce23" table:number-columns-repeated="1021"/>
          <table:table-cell/>
        </table:table-row>
        <table:table-row table:style-name="ro7">
          <table:table-cell table:style-name="ce9" office:value-type="string" calcext:value-type="string">
            <text:p>New keytype: RSK (revocable)</text:p>
          </table:table-cell>
          <table:table-cell table:style-name="ce18" table:content-validation-name="val1"/>
          <table:table-cell table:style-name="ce23" table:number-columns-repeated="1021"/>
          <table:table-cell/>
        </table:table-row>
        <table:table-row table:style-name="ro2" table:number-rows-repeated="104849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31">00/00/0000</text:date>, <text:time style:data-style-name="N2" text:time-value="17:55:56.7697110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80" meta:object-count="0"/>
  </office:meta>
</office:document-meta>
</file>